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font-size-asian="14pt" style:font-size-complex="14pt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92575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rsid="001beed8" officeooo:paragraph-rsid="00215c28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officeooo:paragraph-rsid="003f68ac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style:text-line-through-style="none" style:text-line-through-type="none" officeooo:rsid="003925b6"/>
    </style:style>
    <style:style style:name="T7" style:family="text">
      <style:text-properties officeooo:rsid="001b2579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9f976"/>
    </style:style>
    <style:style style:name="T13" style:family="text">
      <style:text-properties officeooo:rsid="003a6f2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1"><office:annotation><dc:creator>Gauthier Bastien</dc:creator><dc:date>2011-01-13T14:56:41</dc:date><text:p text:style-name="P11"><text:span text:style-name="T14">do text</text:span></text:p><text:p text:style-name="P11"><text:span text:style-name="T14">from document(at=header, format='odt')</text:span></text:p></office:annotation><text:span text:style-name="T1">Import depuis header.odt</text:span></text:p>
        </draw:text-box>
      </draw:frame>
      <text:p text:style-name="P5"><text:text-input text:description="">tool.getCityName()</text:text-input>, le <text:span text:style-name="T2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Récépissé de dépôt d'une demande de permis <text:span text:style-name="T10">d'environnement</text:span></text:p>
      <text:p text:style-name="P2"/>
      <text:p text:style-name="P4"/>
      <text:p text:style-name="P6"/>
      <text:p text:style-name="P6">Je soussigné,</text:p>
      <text:p text:style-name="P6"/>
      <text:p text:style-name="P10"><text:text-input text:description="">self.getFoldermanagers()[0].getName2()</text:text-input><text:s/><text:text-input text:description="">self.getFoldermanagers()[0].getName1()</text:text-input></text:p>
      <text:p text:style-name="P6"/>
      <text:p text:style-name="P7">mandaté par <text:span text:style-name="T7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3"><text:text-input text:description="Signalétique des demandeurs">self.getApplicantsSignaletic()</text:text-input></text:span><text:span text:style-name="T11">,</text:span></text:p>
      <text:p text:style-name="P6"/>
      <text:p text:style-name="P6"><office:annotation><dc:creator>bleybaert</dc:creator><dc:date>2018-07-16T14:51:32</dc:date><loext:sender-initials>ble</loext:sender-initials><text:p text:style-name="P11"><text:span text:style-name="T15">do text if self.hasSingleApplicant()</text:span></text:p><text:p text:style-name="P11"><text:span text:style-name="T15"/></text:p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4">a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/text:span></text:p>
      <text:p text:style-name="P7"><text:span text:style-name="T4"><office:annotation><dc:creator>bleybaert</dc:creator><dc:date>2018-07-16T15:11:33</dc:date><loext:sender-initials>ble</loext:sender-initials><text:p text:style-name="P11"><text:span text:style-name="T15">do text if self.hasMultipleApplicants()</text:span></text:p></office:annotation></text:span><text:span text:style-name="T4">propriétaire</text:span><text:span text:style-name="T5">s</text:span><text:span text:style-name="T4"> de la </text:span><text:span text:style-name="T5">ou des </text:span><text:span text:style-name="T4">parcelle</text:span><text:span text:style-name="T5">s</text:span><text:span text:style-name="T4"> (terrain ou bâtiment), située</text:span><text:span text:style-name="T5">(s)</text:span><text:span text:style-name="T4">: </text:span><text:span text:style-name="T4"><text:text-input text:description="Lieu des travaux">self.getWorkLocationSignaletic()</text:text-input></text:span><text:span text:style-name="T4"><text:s/>et inscrite</text:span><text:span text:style-name="T5">(s)</text:span><text:span text:style-name="T4"> au cadastre, </text:span><text:span text:style-name="T4"><text:text-input text:description="Détails des parcelles">licence_view.get_parcels()</text:text-input></text:span><text:span text:style-name="T4"><text:s/></text:span><text:span text:style-name="T5">ont</text:span><text:span text:style-name="T4"> déposé </text:span><text:span text:style-name="T6">des compléments</text:span><text:span text:style-name="T4"> relatif</text:span><text:span text:style-name="T6">s</text:span><text:span text:style-name="T4"> à une demande de permis </text:span><text:span text:style-name="T6">d'environnement</text:span><text:span text:style-name="T4"> ayant pour objet "</text:span><text:span text:style-name="T4"><text:text-input text:description="Objet du permis">self.getLicenceSubject()</text:text-input></text:span><text:span text:style-name="T4">".<text:line-break/></text:span></text:p>
      <text:p text:style-name="P8">Dans les <text:span text:style-name="T8">3</text:span> jours <text:span text:style-name="T8">ouvrables</text:span> de la présente, <text:span text:style-name="T12">les compléments</text:span> <text:span text:style-name="T12">seront transmis à la Direction Générale Opérationnelle 3, Département des Permis et Autorisations, qui vous communiquera la </text:span>complétude du dossier <text:span text:style-name="T13">ou, le cas échéant, son irrecevabilité</text:span>.</text:p>
      <text:p text:style-name="P6"/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39:12.078770592</dc:date>
    <dc:language>fr-FR</dc:language>
    <meta:editing-cycles>126</meta:editing-cycles>
    <meta:editing-duration>PT12H37M33S</meta:editing-duration>
    <meta:document-statistic meta:table-count="0" meta:image-count="0" meta:object-count="0" meta:page-count="1" meta:paragraph-count="11" meta:word-count="170" meta:character-count="1277" meta:non-whitespace-character-count="1150"/>
    <meta:user-defined meta:name="Info 1"/>
    <meta:user-defined meta:name="Info 2"/>
    <meta:user-defined meta:name="Info 3"/>
    <meta:user-defined meta:name="Info 4"/>
  </office:meta>
</office:document-meta>
</file>